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Helvetica Neue', sans-serif"/>
  </office:font-face-decls>
  <office:automatic-styles>
    <style:style style:name="P1" style:family="paragraph" style:parent-style-name="Standard">
      <style:text-properties fo:language="en" fo:country="US" officeooo:rsid="000468e1" officeooo:paragraph-rsid="000468e1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80094" loext:opacity="100%" style:font-name="Consolas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65a4" loext:opacity="100%" style:font-name="Consolas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Consolas" officeooo:paragraph-rsid="000468e1"/>
    </style:style>
    <style:style style:name="P5" style:family="paragraph" style:parent-style-name="Standard">
      <style:text-properties style:font-name="Consolas"/>
    </style:style>
    <style:style style:name="P6" style:family="paragraph" style:parent-style-name="Standard">
      <style:text-properties style:font-name="Consolas" fo:font-size="12pt" officeooo:paragraph-rsid="000468e1" style:font-size-asian="12pt" style:font-size-complex="12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Consolas" fo:font-size="12pt" style:font-size-asian="12pt" style:font-size-complex="12pt"/>
    </style:style>
    <style:style style:name="P8" style:family="paragraph" style:parent-style-name="Standard">
      <style:text-properties style:font-name="Consolas" fo:font-size="12pt" style:font-size-asian="12pt" style:font-size-complex="12pt"/>
    </style:style>
    <style:style style:name="T1" style:family="text">
      <style:text-properties fo:font-variant="normal" fo:text-transform="none" fo:color="#680094" loext:opacity="100%" fo:letter-spacing="normal" fo:font-style="normal" fo:font-weight="normal"/>
    </style:style>
    <style:style style:name="T2" style:family="text">
      <style:text-properties fo:font-variant="normal" fo:text-transform="none" fo:color="#3465a4" loext:opacity="100%" fo:letter-spacing="normal" fo:font-style="normal" fo:font-weight="normal"/>
    </style:style>
    <style:style style:name="T3" style:family="text">
      <style:text-properties fo:font-variant="normal" fo:text-transform="none" fo:color="#3465a4" loext:opacity="100%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3465a4" loext:opacity="100%" fo:letter-spacing="normal" fo:language="en" fo:country="US" fo:font-style="normal" fo:font-weight="bold" officeooo:rsid="000468e1" style:font-weight-asian="bold" style:font-weight-complex="bold"/>
    </style:style>
    <style:style style:name="T5" style:family="text">
      <style:text-properties fo:font-variant="normal" fo:text-transform="none" fo:color="#000000" loext:opacity="100%" fo:letter-spacing="normal" fo:language="en" fo:country="US" fo:font-style="normal" fo:font-weight="bold" officeooo:rsid="000468e1" style:font-weight-asian="bold" style:font-weight-complex="bold"/>
    </style:style>
    <style:style style:name="T6" style:family="text">
      <style:text-properties fo:font-variant="normal" fo:text-transform="none" fo:color="#000000" loext:opacity="100%" style:font-name="Consolas" fo:font-size="12pt" fo:letter-spacing="normal" fo:language="en" fo:country="US" fo:font-style="normal" fo:font-weight="bold" officeooo:rsid="000468e1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letter-spacing="normal" fo:language="en" fo:country="US" fo:font-style="normal" fo:font-weight="bold" officeooo:rsid="000468e1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468e1"/>
    </style:style>
    <style:style style:name="T10" style:family="text">
      <style:text-properties fo:language="en" fo:country="US" fo:font-weight="bold" officeooo:rsid="000468e1" fo:background-color="#ffff00" loext:char-shading-value="0" style:font-weight-asian="bold" style:font-weight-complex="bold"/>
    </style:style>
    <style:style style:name="T11" style:family="text">
      <style:text-properties fo:color="#3465a4" loext:opacity="100%" fo:language="en" fo:country="US" fo:font-weight="bold" officeooo:rsid="000468e1" style:font-weight-asian="bold" style:font-weight-complex="bold"/>
    </style:style>
    <style:style style:name="T12" style:family="text">
      <style:text-properties fo:language="pt" fo:country="BR"/>
    </style:style>
    <style:style style:name="T13" style:family="text">
      <style:text-properties fo:language="pt" fo:country="BR" officeooo:rsid="000468e1"/>
    </style:style>
    <style:style style:name="T14" style:family="text">
      <style:text-properties style:font-name="Consolas" fo:font-size="12pt" fo:language="en" fo:country="US" officeooo:rsid="000468e1" style:font-size-asian="12pt" style:font-size-complex="12pt"/>
    </style:style>
    <style:style style:name="T15" style:family="text">
      <style:text-properties fo:color="#000000" loext:opacity="100%" fo:language="pt" fo:country="BR" officeooo:rsid="000468e1"/>
    </style:style>
    <style:style style:name="T16" style:family="text">
      <style:text-properties fo:color="#000000" loext:opacity="100%" fo:language="en" fo:country="US"/>
    </style:style>
    <style:style style:name="T17" style:family="text">
      <style:text-properties fo:color="#000000" loext:opacity="100%" fo:language="en" fo:country="US" officeooo:rsid="000468e1"/>
    </style:style>
    <style:style style:name="T18" style:family="text">
      <style:text-properties fo:color="#000000" loext:opacity="100%" style:font-name="Consolas" fo:font-size="12pt" fo:language="en" fo:country="US" officeooo:rsid="000468e1" style:font-size-asian="12pt" style:font-size-complex="12pt"/>
    </style:style>
    <style:style style:name="T19" style:family="text">
      <style:text-properties fo:color="#000000" loext:opacity="100%" fo:font-size="12pt" fo:language="en" fo:country="US" officeooo:rsid="000468e1" style:font-size-asian="12pt" style:font-size-complex="12pt"/>
    </style:style>
    <style:style style:name="T20" style:family="text">
      <style:text-properties fo:font-size="12pt" fo:language="en" fo:country="US" officeooo:rsid="000468e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24 – Logica Imperativa </text:span><text:span text:style-name="T9"><text:line-break/><text:line-break/>*<text:tab/>Tarefa Criacao de algoritimo a partir da entrada de dados :<text:line-break/><text:line-break/></text:span><text:span text:style-name="T11"><text:tab/></text:span><text:span text:style-name="T3">- Nome: José Almeida da Silva</text:span></text:p>
      <text:p text:style-name="P3"><text:tab/>- CPF: 12345678900</text:p>
      <text:p text:style-name="P3"><text:tab/>- RG: 9517530</text:p>
      <text:p text:style-name="P3"><text:tab/>- Altura: 1,78</text:p>
      <text:p text:style-name="P7"><text:span text:style-name="T3"><text:tab/>- Endereço: Rua A, 380 – Centro – Recife/PE</text:span><text:span text:style-name="T2"><text:line-break/></text:span><text:span text:style-name="T1"><text:line-break/><text:tab/></text:span>No algoritmo, descreva como será:<text:line-break/></text:p>
      <text:p text:style-name="P8"><text:tab/>1. <text:tab/><text:span text:style-name="T9">O</text:span> identificador das variáveis;</text:p>
      <text:p text:style-name="P6"><text:tab/></text:p>
      <text:p text:style-name="P6"><text:tab/>2. <text:tab/><text:span text:style-name="T9">A</text:span> declaração das variáveis com seus respectivos <text:tab/><text:tab/><text:tab/><text:tab/><text:tab/>identificadores <text:tab/>e tipos de dado;</text:p>
      <text:p text:style-name="P6"><text:tab/></text:p>
      <text:p text:style-name="P6"><text:tab/>3.<text:span text:style-name="T8"> <text:tab/></text:span><text:span text:style-name="T9">A</text:span><text:span text:style-name="T8"> </text:span>utilização do comando de atribuição, apresentando <text:tab/><text:tab/><text:tab/><text:tab/>identificador e dado.</text:p>
      <text:p text:style-name="P8"><text:line-break/><text:tab/><text:span text:style-name="T9">Resposta em Pseudo Codigo:<text:line-break/><text:line-break/><text:tab/>1- Idetificador de variaveis:</text:span></text:p>
      <text:p text:style-name="P8"><text:span text:style-name="T9"/></text:p>
      <text:p text:style-name="P8"><text:span text:style-name="T9"><text:tab/>→ Nome;</text:span></text:p>
      <text:p text:style-name="P8"><text:span text:style-name="T9"><text:tab/>→ CPF;</text:span></text:p>
      <text:p text:style-name="P8"><text:span text:style-name="T9"><text:tab/>→ RG;</text:span></text:p>
      <text:p text:style-name="P8"><text:span text:style-name="T9"><text:tab/>→ Altura;</text:span></text:p>
      <text:p text:style-name="P8"><text:span text:style-name="T9"><text:tab/>→ Endereco;<text:line-break/><text:line-break/><text:tab/>2- Declaracao: </text:span></text:p>
      <text:p text:style-name="P8"><text:span text:style-name="T9"/></text:p>
      <text:p text:style-name="P6"><text:span text:style-name="T9"><text:tab/>→ Character Nome;</text:span></text:p>
      <text:p text:style-name="P8"><text:span text:style-name="T9"><text:tab/>→ Inteiro CPF;</text:span></text:p>
      <text:p text:style-name="P8"><text:span text:style-name="T9"><text:tab/>→ Inteiro RG;</text:span></text:p>
      <text:p text:style-name="P8"><text:span text:style-name="T9"><text:tab/>→ Altura Altura;</text:span></text:p>
      <text:p text:style-name="P8"><text:span text:style-name="T9"><text:tab/>→ Character Endereco;</text:span></text:p>
      <text:p text:style-name="P8"><text:span text:style-name="T9"/></text:p>
      <text:p text:style-name="P5"><text:span text:style-name="T20"><text:tab/>3- C</text:span><text:span text:style-name="T8">omando de Atribuicao:</text:span></text:p>
      <text:p text:style-name="P5"><text:span text:style-name="T8"><text:tab/></text:span></text:p>
      <text:p text:style-name="P5"><text:span text:style-name="T8"><text:tab/>→<text:tab/></text:span><text:span text:style-name="T12">Var nome = (</text:span><text:span text:style-name="T8">“José Almeida da Silva”);</text:span></text:p>
      <text:p text:style-name="P5"><text:span text:style-name="T8"><text:tab/>→<text:tab/>Var CPF = 12345678900;</text:span></text:p>
      <text:p text:style-name="P5"><text:span text:style-name="T8"><text:tab/>→<text:tab/>Var RG = 9517530;</text:span></text:p>
      <text:p text:style-name="P4"><text:span text:style-name="T8"><text:tab/>→ <text:tab/>Var Altura = 1,70;</text:span></text:p>
      <text:p text:style-name="P5"><text:span text:style-name="T19"><text:tab/>→ <text:tab/>Var Endereco =</text:span><text:span text:style-name="T8">(“Rua A, 380 – Centro – Recife/PE”)</text:span></text:p>
      <text:p text:style-name="P5"><text:span text:style-name="T8"/></text:p>
      <text:p text:style-name="P8"><text:span text:style-name="T9"><text:tab/></text:span></text:p>
      <text:p text:style-name="P8"><text:span text:style-name="T9"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2:38:28.972000000</meta:creation-date>
    <dc:date>2024-02-01T13:25:40.442000000</dc:date>
    <meta:editing-duration>PT47M11S</meta:editing-duration>
    <meta:editing-cycles>1</meta:editing-cycles>
    <meta:document-statistic meta:table-count="0" meta:image-count="0" meta:object-count="0" meta:page-count="1" meta:paragraph-count="29" meta:word-count="141" meta:character-count="852" meta:non-whitespace-character-count="675"/>
    <meta:generator>LibreOffice/7.5.4.2$Windows_X86_64 LibreOffice_project/36ccfdc35048b057fd9854c757a8b67ec53977b6</meta:generator>
  </office:meta>
</office:document-meta>
</file>